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textarea-vertical-align="middl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fill="solid" draw:fill-color="#ffffff" draw:textarea-horizontal-align="justify" draw:textarea-vertical-align="middle" draw:auto-grow-height="false" fo:min-height="0cm" fo:min-width="0cm" fo:wrap-option="no-wrap"/>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paragraph-properties fo:text-align="center"/>
      <style:text-properties fo:font-size="16pt" style:font-size-asian="16pt" style:font-size-complex="16pt"/>
    </style:style>
    <style:style style:name="P4" style:family="paragraph">
      <style:paragraph-properties fo:text-align="center"/>
      <style:text-properties fo:font-size="13pt" style:font-size-asian="13pt" style:font-size-complex="13pt"/>
    </style:style>
    <style:style style:name="P5" style:family="paragraph">
      <style:paragraph-properties fo:text-align="center"/>
      <style:text-properties fo:font-size="14pt" style:font-size-asian="14pt" style:font-size-complex="14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custom-shape draw:style-name="gr1" draw:text-style-name="P2" xml:id="id1" draw:id="id1" draw:layer="layout" svg:width="4.064cm" svg:height="1.821cm" svg:x="4.556cm" svg:y="1.428cm">
          <text:p text:style-name="P1"><text:span text:style-name="T1">Fax et</text:span><text:span text:style-name="T1"><text:line-break/></text:span><text:span text:style-name="T1">vieux terminaux</text:span></text:p>
          <draw:enhanced-geometry svg:viewBox="0 0 21600 21600" draw:type="rectangle" draw:enhanced-path="M 0 0 L 21600 0 21600 21600 0 21600 0 0 Z N"/>
        </draw:custom-shape>
        <draw:custom-shape draw:style-name="gr1" draw:text-style-name="P2" xml:id="id3" draw:id="id3" draw:layer="layout" svg:width="4.064cm" svg:height="1.821cm" svg:x="4.256cm" svg:y="1.127cm">
          <text:p text:style-name="P1"><text:span text:style-name="T1">Fax et</text:span></text:p>
          <text:p text:style-name="P1"><text:span text:style-name="T1">vieux terminaux</text:span></text:p>
          <draw:enhanced-geometry svg:viewBox="0 0 21600 21600" draw:type="rectangle" draw:enhanced-path="M 0 0 L 21600 0 21600 21600 0 21600 0 0 Z N"/>
        </draw:custom-shape>
        <draw:connector draw:style-name="gr2" draw:text-style-name="P1" draw:layer="layout" svg:x1="8.62cm" svg:y1="2.338cm" svg:x2="12.386cm" svg:y2="4.646cm" draw:start-shape="id1" draw:start-glue-point="1" draw:end-shape="id2" draw:end-glue-point="0" svg:d="m8620 2338h3766v2308">
          <text:p/>
        </draw:connector>
        <draw:connector draw:style-name="gr2" draw:text-style-name="P1" draw:layer="layout" svg:x1="8.32cm" svg:y1="2.037cm" svg:x2="12.386cm" svg:y2="4.646cm" draw:start-shape="id3" draw:start-glue-point="1" draw:end-shape="id2" draw:end-glue-point="0" svg:d="m8320 2037h4066v2609">
          <text:p/>
        </draw:connector>
        <draw:custom-shape draw:style-name="gr1" draw:text-style-name="P3" xml:id="id2" draw:id="id2" draw:layer="layout" svg:width="3.683cm" svg:height="1.651cm" svg:x="10.545cm" svg:y="4.646cm">
          <text:p text:style-name="P1"><text:span text:style-name="T2">Passerelle IP</text:span></text:p>
          <draw:enhanced-geometry svg:viewBox="0 0 21600 21600" draw:type="rectangle" draw:enhanced-path="M 0 0 L 21600 0 21600 21600 0 21600 0 0 Z N"/>
        </draw:custom-shape>
        <draw:custom-shape draw:style-name="gr1" draw:text-style-name="P3" xml:id="id4" draw:id="id4" draw:layer="layout" svg:width="3.683cm" svg:height="1.651cm" svg:x="4.429cm" svg:y="4.647cm">
          <text:p text:style-name="P1"><text:span text:style-name="T2">Call Manager</text:span></text:p>
          <draw:enhanced-geometry svg:viewBox="0 0 21600 21600" draw:type="rectangle" draw:enhanced-path="M 0 0 L 21600 0 21600 21600 0 21600 0 0 Z N"/>
        </draw:custom-shape>
        <draw:connector draw:style-name="gr2" draw:text-style-name="P1" draw:layer="layout" svg:x1="8.112cm" svg:y1="5.472cm" svg:x2="10.545cm" svg:y2="5.471cm" draw:start-shape="id4" draw:start-glue-point="1" draw:end-shape="id2" svg:d="m8112 5472h1216v-1h1217">
          <text:p/>
        </draw:connector>
        <draw:custom-shape draw:style-name="gr1" draw:text-style-name="P4" xml:id="id5" draw:id="id5" draw:layer="layout" svg:width="3.683cm" svg:height="1.143cm" svg:x="4.429cm" svg:y="7.048cm">
          <text:p text:style-name="P1"><text:span text:style-name="T3">Switch POE</text:span></text:p>
          <draw:enhanced-geometry svg:viewBox="0 0 21600 21600" draw:type="rectangle" draw:enhanced-path="M 0 0 L 21600 0 21600 21600 0 21600 0 0 Z N"/>
        </draw:custom-shape>
        <draw:custom-shape draw:style-name="gr1" draw:text-style-name="P2" xml:id="id6" draw:id="id6" draw:layer="layout" svg:width="3.302cm" svg:height="1.016cm" svg:x="11.541cm" svg:y="7.375cm">
          <text:p text:style-name="P1"><text:span text:style-name="T1">Terminal IP</text:span></text:p>
          <draw:enhanced-geometry svg:viewBox="0 0 21600 21600" draw:type="rectangle" draw:enhanced-path="M 0 0 L 21600 0 21600 21600 0 21600 0 0 Z N"/>
        </draw:custom-shape>
        <draw:custom-shape draw:style-name="gr1" draw:text-style-name="P2" xml:id="id7" draw:id="id7" draw:layer="layout" svg:width="3.302cm" svg:height="1.016cm" svg:x="11.795cm" svg:y="7.629cm">
          <text:p text:style-name="P1"><text:span text:style-name="T1">Terminal IP</text:span></text:p>
          <draw:enhanced-geometry svg:viewBox="0 0 21600 21600" draw:type="rectangle" draw:enhanced-path="M 0 0 L 21600 0 21600 21600 0 21600 0 0 Z N"/>
        </draw:custom-shape>
        <draw:custom-shape draw:style-name="gr1" draw:text-style-name="P2" xml:id="id8" draw:id="id8" draw:layer="layout" svg:width="3.302cm" svg:height="1.016cm" svg:x="12.049cm" svg:y="7.883cm">
          <text:p text:style-name="P1"><text:span text:style-name="T1">Terminal IP</text:span></text:p>
          <draw:enhanced-geometry svg:viewBox="0 0 21600 21600" draw:type="rectangle" draw:enhanced-path="M 0 0 L 21600 0 21600 21600 0 21600 0 0 Z N"/>
        </draw:custom-shape>
        <draw:custom-shape draw:style-name="gr3" draw:text-style-name="P4" draw:layer="layout" svg:width="3.683cm" svg:height="0.635cm" svg:x="4.429cm" svg:y="8.191cm">
          <text:p text:style-name="P1"><text:span text:style-name="T4">Onduleur, batterie</text:span></text:p>
          <draw:enhanced-geometry svg:viewBox="0 0 21600 21600" draw:type="rectangle" draw:enhanced-path="M 0 0 L 21600 0 21600 21600 0 21600 0 0 Z N"/>
        </draw:custom-shape>
        <draw:connector draw:style-name="gr2" draw:text-style-name="P1" draw:layer="layout" svg:x1="8.112cm" svg:y1="7.619cm" svg:x2="11.541cm" svg:y2="7.883cm" draw:start-shape="id5" draw:start-glue-point="1" draw:end-shape="id6" draw:end-glue-point="3" svg:d="m8112 7619h1714v264h1715">
          <text:p/>
        </draw:connector>
        <draw:connector draw:style-name="gr2" draw:text-style-name="P1" draw:layer="layout" svg:x1="8.112cm" svg:y1="7.619cm" svg:x2="11.795cm" svg:y2="8.137cm" draw:start-shape="id5" draw:start-glue-point="1" draw:end-shape="id7" svg:d="m8112 7619h1841v518h1842">
          <text:p/>
        </draw:connector>
        <draw:connector draw:style-name="gr2" draw:text-style-name="P1" draw:layer="layout" svg:x1="8.112cm" svg:y1="7.619cm" svg:x2="12.049cm" svg:y2="8.391cm" draw:start-shape="id5" draw:start-glue-point="1" draw:end-shape="id8" draw:end-glue-point="3" svg:d="m8112 7619h1968v772h1969">
          <text:p/>
        </draw:connector>
        <draw:connector draw:style-name="gr2" draw:text-style-name="P1" draw:layer="layout" svg:x1="6.27cm" svg:y1="6.298cm" svg:x2="6.27cm" svg:y2="7.048cm" draw:start-shape="id4" draw:start-glue-point="2" draw:end-shape="id5" draw:end-glue-point="0" svg:d="m6270 6298v750">
          <text:p/>
        </draw:connector>
        <draw:custom-shape draw:style-name="gr4" draw:text-style-name="P5" xml:id="id9" draw:id="id9" draw:layer="layout" svg:width="2.413cm" svg:height="1.932cm" svg:x="1.173cm" svg:y="4.519cm">
          <text:p text:style-name="P1"><text:span text:style-name="T5"/></text:p>
          <text:p text:style-name="P1"><text:span text:style-name="T6">Réseau</text:span><text:span text:style-name="T6"><text:line-break/></text:span><text:span text:style-name="T6">opérateur</text:span></text:p>
          <text:p text:style-name="P1"><text:span text:style-name="T5"/></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1" draw:layer="layout" svg:x1="4.429cm" svg:y1="5.472cm" svg:x2="3.586cm" svg:y2="5.485cm" draw:start-shape="id4" draw:start-glue-point="3" draw:end-shape="id9" draw:end-glue-point="1" svg:d="m4429 5472h-422v13h-421">
          <text:p/>
        </draw:connector>
        <draw:custom-shape draw:style-name="gr3" draw:text-style-name="P4" draw:layer="layout" svg:width="3.683cm" svg:height="0.635cm" svg:x="4.429cm" svg:y="4.048cm">
          <text:p text:style-name="P1"><text:span text:style-name="T4">Onduleur, batterie</text:span></text:p>
          <draw:enhanced-geometry svg:viewBox="0 0 21600 21600" draw:type="rectangle" draw:enhanced-path="M 0 0 L 21600 0 21600 21600 0 21600 0 0 Z N"/>
        </draw:custom-shape>
        <draw:custom-shape draw:style-name="gr3" draw:text-style-name="P4" draw:layer="layout" svg:width="3.683cm" svg:height="0.635cm" svg:x="10.55cm" svg:y="6.232cm">
          <text:p text:style-name="P1"><text:span text:style-name="T4">Onduleur, batterie</text:span></text:p>
          <draw:enhanced-geometry svg:viewBox="0 0 21600 21600" draw:type="rectangle" draw:enhanced-path="M 0 0 L 21600 0 21600 21600 0 21600 0 0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n Richard</meta:initial-creator>
    <meta:creation-date>2011-10-19T23:54:15</meta:creation-date>
    <dc:date>2011-10-26T21:13:44</dc:date>
    <dc:creator>Martin Richard</dc:creator>
    <meta:editing-duration>PT2H33M39S</meta:editing-duration>
    <meta:editing-cycles>6</meta:editing-cycles>
    <meta:generator>LibreOffice/3.4$Unix LibreOffice_project/340m1$Build-302</meta:generator>
    <meta:document-statistic meta:object-count="20"/>
  </office:meta>
</office:document-meta>
</file>